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5.5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21.17mm"/>
    </style:style>
    <style:style style:name="co4" style:family="table-column">
      <style:table-column-properties fo:break-before="auto" style:column-width="30.32mm"/>
    </style:style>
    <style:style style:name="co5" style:family="table-column">
      <style:table-column-properties fo:break-before="auto" style:column-width="33.88mm"/>
    </style:style>
    <style:style style:name="co6" style:family="table-column">
      <style:table-column-properties fo:break-before="auto" style:column-width="36.42mm"/>
    </style:style>
    <style:style style:name="co7" style:family="table-column">
      <style:table-column-properties fo:break-before="auto" style:column-width="30.82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017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umno: D./Dª <text:span text:style-name="T2">Iván Valero Rodríguez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e Cubo (Creación correcta de Geometría y Topología )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bujado en modo inmediato (glDrawElements)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o de ColorArray para el color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modo puntos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modo alambre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modo sólido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rga y visualiza PLY (con clase propia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ructor de revolución a partir de vector de puntos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eración correcta de topología en cualquier sentido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ructores con argumento para crear o no tapas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opcional de tapas en tiempo de ejecución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ra: rotación de perfil en cualquier eje </text:p>
          </table:table-cell>
          <table:table-cell office:value-type="float" office:value="0.075" calcext:value-type="float">
            <text:p><text:s/>0,075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álculo correcto de las normales en los vértices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o de array de normales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lementación correcta clase Luz (y subclases)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una luz direccional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una luz puntual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4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Hay en la escena un cilindro texturizado (p.ej. lata de refresco) o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5" calcext:value-type="float">
            <text:p><text:s/>0,125 <text:s text:c="2"/></text:p>
          </table:table-cell>
          <table:table-cell table:number-columns-repeated="1022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 style:data-style-name="N2" text:time-value="16:48:01.6308044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meta:initial-creator>fjmel</meta:initial-creator>
    <meta:creation-date>2019-10-11T16:56:56Z</meta:creation-date>
    <dc:date>2019-11-02T17:13:01.149255340</dc:date>
    <meta:editing-duration>PT18M5S</meta:editing-duration>
    <meta:editing-cycles>2</meta:editing-cycles>
    <meta:document-statistic meta:table-count="1" meta:cell-count="142" meta:object-count="0"/>
  </office:meta>
</office:document-meta>
</file>